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5">
      <style:paragraph-properties fo:margin-top="0cm" fo:margin-bottom="0cm"/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6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7">
      <style:paragraph-properties fo:margin-top="0cm" fo:margin-bottom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vyiu"/>Name</text:p>
      <text:p text:style-name="P1"><text:span text:style-name="T3">Wache</text:span><text:line-break/><text:bookmark text:name="vyiu2"/><text:line-break/><text:bookmark text:name="vyiu3"/><text:span text:style-name="T1">Beschreibung</text:span><text:bookmark text:name="vyiu4"/><text:line-break/><text:bookmark text:name="vyiu6"/><text:span text:style-name="T3">Ein Vasall des Herzogs von Talras.</text:span><text:line-break/><text:bookmark text:name="vyiu8"/><text:bookmark text:name="vyiu7"/><text:span text:style-name="T1"><text:line-break/>Ort</text:span></text:p>
      <text:list xml:id="list1798190595" text:style-name="L7">
        <text:list-item>
          <text:p text:style-name="P6"><text:bookmark text:name="atp73"/><text:span text:style-name="T2">1 vor der Brücke</text:span></text:p>
        </text:list-item>
        <text:list-item>
          <text:p text:style-name="P6"><text:span text:style-name="T2">2 vor dem inneren Burgtor</text:span></text:p>
        </text:list-item>
        <text:list-item>
          <text:p text:style-name="P6"><text:span text:style-name="T2">1 am äußeren Burgtor</text:span></text:p>
        </text:list-item>
        <text:list-item>
          <text:p text:style-name="P6"><text:span text:style-name="T2">1 bei Agihard (Arena)</text:span></text:p>
        </text:list-item>
        <text:list-item>
          <text:p text:style-name="P6"><text:span text:style-name="T2">3 verteilt auf der Mauer</text:span></text:p>
        </text:list-item>
        <text:list-item>
          <text:p text:style-name="P6"><text:span text:style-name="T2">2 in der Innenburg</text:span></text:p>
        </text:list-item>
        <text:list-item>
          <text:p text:style-name="P6"><text:span text:style-name="T2">1 vor dem inneren Burgtor nach außen</text:span></text:p>
        </text:list-item>
      </text:list>
      <text:p text:style-name="P1"><text:bookmark text:name="vyiu12"/><text:bookmark text:name="vyiu111"/><text:span text:style-name="T1"><text:line-break/>Tagesablauf</text:span><text:bookmark text:name="ns33"/><text:span text:style-name="T1"><text:line-break/>-</text:span></text:p>
      <text:p text:style-name="P1"><text:bookmark text:name="vyiu15"/><text:line-break/><text:bookmark text:name="vyiu16"/><text:span text:style-name="T1">Zugehörigkeit</text:span></text:p>
      <text:list xml:id="list965451531" text:style-name="L2">
        <text:list-item>
          <text:p text:style-name="P3"><text:bookmark text:name="f-855"/>Vasallen des Herzogs</text:p>
        </text:list-item>
      </text:list>
      <text:p text:style-name="P1"><text:bookmark text:name="vyiu20"/><text:bookmark text:name="vyiu19"/><text:span text:style-name="T1"><text:line-break/></text:span><text:bookmark text:name="f-856"/><text:span text:style-name="T1">Aufträge<text:line-break/></text:span><text:bookmark text:name="z0dk3"/><text:span text:style-name="T1">-</text:span></text:p>
      <text:p text:style-name="P1"><text:bookmark text:name="vyiu23"/><text:line-break/><text:bookmark text:name="ik9t1"/><text:span text:style-name="T1">Dialog</text:span><text:bookmark text:name="vyiu24"/><text:bookmark text:name="ik9t"/></text:p>
      <text:list xml:id="list1759382789" text:style-name="L5">
        <text:list-item>
          <text:p text:style-name="P4">Wie geht’s?</text:p>
          <text:list>
            <text:list-item>
              <text:p text:style-name="P4"><text:bookmark text:name="ik9t2"/><text:bookmark text:name="f0wr"/>N: <text:bookmark text:name="gg5p"/>Mir geht’s gut. Danke der Nachfrage. Nur die Arbeit macht mir ein Wenig zu schaffen.</text:p>
            </text:list-item>
          </text:list>
        </text:list-item>
        <text:list-item>
          <text:p text:style-name="P4"><text:bookmark text:name="gg5p1"/>Dienst du dem Herzog?</text:p>
          <text:list>
            <text:list-item>
              <text:p text:style-name="P4"><text:bookmark text:name="ik9t10"/><text:bookmark text:name="fdvr"/>N: <text:bookmark text:name="dnw_"/>Ja. Ich diene Heimrich, dem Herrn von Talras.</text:p>
            </text:list-item>
          </text:list>
        </text:list-item>
        <text:list-item>
          <text:p text:style-name="P4"><text:bookmark text:name="gg5p2"/>Was weißt du über …</text:p>
        </text:list-item>
        <text:list-item>
          <text:p text:style-name="P4">… den bevorstehenden Krieg?</text:p>
        </text:list-item>
        <text:list-item>
          <text:p text:style-name="P4">… die Nordmänner vor der Burg? (Auftrag „Talras“ abgeschlossen)</text:p>
        </text:list-item>
        <text:list-item>
          <text:p text:style-name="P4">… die Bauern?</text:p>
        </text:list-item>
        <text:list-item>
          <text:p text:style-name="P4">… den Herzog?</text:p>
        </text:list-item>
        <text:list-item>
          <text:p text:style-name="P4">… die Gegend hier?</text:p>
        </text:list-item>
      </text:list>
      <text:p text:style-name="P1"><text:bookmark text:name="vyiu53"/><text:line-break/><text:bookmark text:name="adhu1"/><text:span text:style-name="T1">Handel</text:span><text:bookmark text:name="u5nf"/><text:span text:style-name="T1"><text:line-break/></text:span><text:bookmark text:name="j85t"/><text:span text:style-name="T1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8-01T11:29:43</meta:creation-date>
    <dc:language>en-US</dc:language>
    <meta:editing-cycles>4</meta:editing-cycles>
    <meta:editing-duration>PT00H18M07S</meta:editing-duration>
    <meta:initial-creator>Tamino Dauth</meta:initial-creator>
    <dc:date>2009-08-01T11:47:41</dc:date>
    <dc:creator>Tamino Dauth</dc:creator>
    <meta:document-statistic meta:table-count="0" meta:image-count="0" meta:object-count="0" meta:page-count="1" meta:paragraph-count="25" meta:word-count="132" meta:character-count="636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